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20930447899287" calcext:value-type="float">
            <text:p>-0.1209304479</text:p>
          </table:table-cell>
          <table:table-cell office:value-type="float" office:value="-0.345532133661704" calcext:value-type="float">
            <text:p>-0.3455321337</text:p>
          </table:table-cell>
          <table:table-cell/>
          <table:table-cell table:formula="of:=[.A4]*1000" office:value-type="float" office:value="-120.930447899287" calcext:value-type="float">
            <text:p>-120.9304478993</text:p>
          </table:table-cell>
          <table:table-cell table:formula="of:=[.B4]*1000" office:value-type="float" office:value="-345.532133661704" calcext:value-type="float">
            <text:p>-345.5321336617</text:p>
          </table:table-cell>
          <table:table-cell/>
          <table:table-cell table:formula="of:=[.D4]-[.$D$46]" office:value-type="float" office:value="-3.13734306133338" calcext:value-type="float">
            <text:p>-3.1373430613</text:p>
          </table:table-cell>
          <table:table-cell table:formula="of:=[.E4]-[.$E$46]" office:value-type="float" office:value="2.46584667278603" calcext:value-type="float">
            <text:p>2.4658466728</text:p>
          </table:table-cell>
        </table:table-row>
        <table:table-row table:style-name="ro1">
          <table:table-cell office:value-type="float" office:value="-0.120762307223927" calcext:value-type="float">
            <text:p>-0.1207623072</text:p>
          </table:table-cell>
          <table:table-cell office:value-type="float" office:value="-0.330588044852461" calcext:value-type="float">
            <text:p>-0.3305880449</text:p>
          </table:table-cell>
          <table:table-cell/>
          <table:table-cell table:formula="of:=[.A5]*1000" office:value-type="float" office:value="-120.762307223927" calcext:value-type="float">
            <text:p>-120.7623072239</text:p>
          </table:table-cell>
          <table:table-cell table:formula="of:=[.B5]*1000" office:value-type="float" office:value="-330.588044852461" calcext:value-type="float">
            <text:p>-330.5880448525</text:p>
          </table:table-cell>
          <table:table-cell/>
          <table:table-cell table:formula="of:=[.D5]-[.$D$46]" office:value-type="float" office:value="-2.96920238597389" calcext:value-type="float">
            <text:p>-2.969202386</text:p>
          </table:table-cell>
          <table:table-cell table:formula="of:=[.E5]-[.$E$46]" office:value-type="float" office:value="17.409935482029" calcext:value-type="float">
            <text:p>17.409935482</text:p>
          </table:table-cell>
        </table:table-row>
        <table:table-row table:style-name="ro1">
          <table:table-cell office:value-type="float" office:value="-0.117959590335721" calcext:value-type="float">
            <text:p>-0.1179595903</text:p>
          </table:table-cell>
          <table:table-cell office:value-type="float" office:value="-0.338315342245198" calcext:value-type="float">
            <text:p>-0.3383153422</text:p>
          </table:table-cell>
          <table:table-cell/>
          <table:table-cell table:formula="of:=[.A6]*1000" office:value-type="float" office:value="-117.959590335721" calcext:value-type="float">
            <text:p>-117.9595903357</text:p>
          </table:table-cell>
          <table:table-cell table:formula="of:=[.B6]*1000" office:value-type="float" office:value="-338.315342245198" calcext:value-type="float">
            <text:p>-338.3153422452</text:p>
          </table:table-cell>
          <table:table-cell/>
          <table:table-cell table:formula="of:=[.D6]-[.$D$46]" office:value-type="float" office:value="-0.166485497767297" calcext:value-type="float">
            <text:p>-0.1664854978</text:p>
          </table:table-cell>
          <table:table-cell table:formula="of:=[.E6]-[.$E$46]" office:value-type="float" office:value="9.68263808929174" calcext:value-type="float">
            <text:p>9.6826380893</text:p>
          </table:table-cell>
        </table:table-row>
        <table:table-row table:style-name="ro1">
          <table:table-cell office:value-type="float" office:value="-0.119727046620571" calcext:value-type="float">
            <text:p>-0.1197270466</text:p>
          </table:table-cell>
          <table:table-cell office:value-type="float" office:value="-0.323734742183689" calcext:value-type="float">
            <text:p>-0.3237347422</text:p>
          </table:table-cell>
          <table:table-cell/>
          <table:table-cell table:formula="of:=[.A7]*1000" office:value-type="float" office:value="-119.727046620571" calcext:value-type="float">
            <text:p>-119.7270466206</text:p>
          </table:table-cell>
          <table:table-cell table:formula="of:=[.B7]*1000" office:value-type="float" office:value="-323.734742183689" calcext:value-type="float">
            <text:p>-323.7347421837</text:p>
          </table:table-cell>
          <table:table-cell/>
          <table:table-cell table:formula="of:=[.D7]-[.$D$46]" office:value-type="float" office:value="-1.93394178261774" calcext:value-type="float">
            <text:p>-1.9339417826</text:p>
          </table:table-cell>
          <table:table-cell table:formula="of:=[.E7]-[.$E$46]" office:value-type="float" office:value="24.2632381508005" calcext:value-type="float">
            <text:p>24.2632381508</text:p>
          </table:table-cell>
        </table:table-row>
        <table:table-row table:style-name="ro1">
          <table:table-cell office:value-type="float" office:value="-0.119615214126218" calcext:value-type="float">
            <text:p>-0.1196152141</text:p>
          </table:table-cell>
          <table:table-cell office:value-type="float" office:value="-0.308831609529036" calcext:value-type="float">
            <text:p>-0.3088316095</text:p>
          </table:table-cell>
          <table:table-cell/>
          <table:table-cell table:formula="of:=[.A8]*1000" office:value-type="float" office:value="-119.615214126218" calcext:value-type="float">
            <text:p>-119.6152141262</text:p>
          </table:table-cell>
          <table:table-cell table:formula="of:=[.B8]*1000" office:value-type="float" office:value="-308.831609529036" calcext:value-type="float">
            <text:p>-308.831609529</text:p>
          </table:table-cell>
          <table:table-cell/>
          <table:table-cell table:formula="of:=[.D8]-[.$D$46]" office:value-type="float" office:value="-1.82210928826399" calcext:value-type="float">
            <text:p>-1.8221092883</text:p>
          </table:table-cell>
          <table:table-cell table:formula="of:=[.E8]-[.$E$46]" office:value-type="float" office:value="39.1663708054541" calcext:value-type="float">
            <text:p>39.1663708055</text:p>
          </table:table-cell>
        </table:table-row>
        <table:table-row table:style-name="ro1">
          <table:table-cell office:value-type="float" office:value="-0.116393167562278" calcext:value-type="float">
            <text:p>-0.1163931676</text:p>
          </table:table-cell>
          <table:table-cell office:value-type="float" office:value="-0.369825386165116" calcext:value-type="float">
            <text:p>-0.3698253862</text:p>
          </table:table-cell>
          <table:table-cell/>
          <table:table-cell table:formula="of:=[.A9]*1000" office:value-type="float" office:value="-116.393167562278" calcext:value-type="float">
            <text:p>-116.3931675623</text:p>
          </table:table-cell>
          <table:table-cell table:formula="of:=[.B9]*1000" office:value-type="float" office:value="-369.825386165116" calcext:value-type="float">
            <text:p>-369.8253861651</text:p>
          </table:table-cell>
          <table:table-cell/>
          <table:table-cell table:formula="of:=[.D9]-[.$D$46]" office:value-type="float" office:value="1.39993727567537" calcext:value-type="float">
            <text:p>1.3999372757</text:p>
          </table:table-cell>
          <table:table-cell table:formula="of:=[.E9]-[.$E$46]" office:value-type="float" office:value="-21.8274058306266" calcext:value-type="float">
            <text:p>-21.8274058306</text:p>
          </table:table-cell>
        </table:table-row>
        <table:table-row table:style-name="ro1">
          <table:table-cell office:value-type="float" office:value="-0.116875704289644" calcext:value-type="float">
            <text:p>-0.1168757043</text:p>
          </table:table-cell>
          <table:table-cell office:value-type="float" office:value="-0.342859198391503" calcext:value-type="float">
            <text:p>-0.3428591984</text:p>
          </table:table-cell>
          <table:table-cell/>
          <table:table-cell table:formula="of:=[.A10]*1000" office:value-type="float" office:value="-116.875704289644" calcext:value-type="float">
            <text:p>-116.8757042896</text:p>
          </table:table-cell>
          <table:table-cell table:formula="of:=[.B10]*1000" office:value-type="float" office:value="-342.859198391503" calcext:value-type="float">
            <text:p>-342.8591983915</text:p>
          </table:table-cell>
          <table:table-cell/>
          <table:table-cell table:formula="of:=[.D10]-[.$D$46]" office:value-type="float" office:value="0.917400548309658" calcext:value-type="float">
            <text:p>0.9174005483</text:p>
          </table:table-cell>
          <table:table-cell table:formula="of:=[.E10]-[.$E$46]" office:value-type="float" office:value="5.13878194298661" calcext:value-type="float">
            <text:p>5.138781943</text:p>
          </table:table-cell>
        </table:table-row>
        <table:table-row table:style-name="ro1">
          <table:table-cell office:value-type="float" office:value="-0.116811567718464" calcext:value-type="float">
            <text:p>-0.1168115677</text:p>
          </table:table-cell>
          <table:table-cell office:value-type="float" office:value="-0.369430286616659" calcext:value-type="float">
            <text:p>-0.3694302866</text:p>
          </table:table-cell>
          <table:table-cell/>
          <table:table-cell table:formula="of:=[.A11]*1000" office:value-type="float" office:value="-116.811567718464" calcext:value-type="float">
            <text:p>-116.8115677185</text:p>
          </table:table-cell>
          <table:table-cell table:formula="of:=[.B11]*1000" office:value-type="float" office:value="-369.430286616659" calcext:value-type="float">
            <text:p>-369.4302866167</text:p>
          </table:table-cell>
          <table:table-cell/>
          <table:table-cell table:formula="of:=[.D11]-[.$D$46]" office:value-type="float" office:value="0.981537119489261" calcext:value-type="float">
            <text:p>0.9815371195</text:p>
          </table:table-cell>
          <table:table-cell table:formula="of:=[.E11]-[.$E$46]" office:value-type="float" office:value="-21.4323062821689" calcext:value-type="float">
            <text:p>-21.4323062822</text:p>
          </table:table-cell>
        </table:table-row>
        <table:table-row table:style-name="ro1">
          <table:table-cell office:value-type="float" office:value="-0.116764711992375" calcext:value-type="float">
            <text:p>-0.116764712</text:p>
          </table:table-cell>
          <table:table-cell office:value-type="float" office:value="-0.354440110504627" calcext:value-type="float">
            <text:p>-0.3544401105</text:p>
          </table:table-cell>
          <table:table-cell/>
          <table:table-cell table:formula="of:=[.A12]*1000" office:value-type="float" office:value="-116.764711992375" calcext:value-type="float">
            <text:p>-116.7647119924</text:p>
          </table:table-cell>
          <table:table-cell table:formula="of:=[.B12]*1000" office:value-type="float" office:value="-354.440110504627" calcext:value-type="float">
            <text:p>-354.4401105046</text:p>
          </table:table-cell>
          <table:table-cell/>
          <table:table-cell table:formula="of:=[.D12]-[.$D$46]" office:value-type="float" office:value="1.02839284557878" calcext:value-type="float">
            <text:p>1.0283928456</text:p>
          </table:table-cell>
          <table:table-cell table:formula="of:=[.E12]-[.$E$46]" office:value-type="float" office:value="-6.44213017013703" calcext:value-type="float">
            <text:p>-6.4421301701</text:p>
          </table:table-cell>
        </table:table-row>
        <table:table-row table:style-name="ro1">
          <table:table-cell office:value-type="float" office:value="-0.116721386895641" calcext:value-type="float">
            <text:p>-0.1167213869</text:p>
          </table:table-cell>
          <table:table-cell office:value-type="float" office:value="-0.339471244863322" calcext:value-type="float">
            <text:p>-0.3394712449</text:p>
          </table:table-cell>
          <table:table-cell/>
          <table:table-cell table:formula="of:=[.A13]*1000" office:value-type="float" office:value="-116.721386895641" calcext:value-type="float">
            <text:p>-116.7213868956</text:p>
          </table:table-cell>
          <table:table-cell table:formula="of:=[.B13]*1000" office:value-type="float" office:value="-339.471244863322" calcext:value-type="float">
            <text:p>-339.4712448633</text:p>
          </table:table-cell>
          <table:table-cell/>
          <table:table-cell table:formula="of:=[.D13]-[.$D$46]" office:value-type="float" office:value="1.07171794231246" calcext:value-type="float">
            <text:p>1.0717179423</text:p>
          </table:table-cell>
          <table:table-cell table:formula="of:=[.E13]-[.$E$46]" office:value-type="float" office:value="8.52673547116757" calcext:value-type="float">
            <text:p>8.5267354712</text:p>
          </table:table-cell>
        </table:table-row>
        <table:table-row table:style-name="ro1">
          <table:table-cell office:value-type="float" office:value="-0.12536676523812" calcext:value-type="float">
            <text:p>-0.1253667652</text:p>
          </table:table-cell>
          <table:table-cell office:value-type="float" office:value="-0.344504306967186" calcext:value-type="float">
            <text:p>-0.344504307</text:p>
          </table:table-cell>
          <table:table-cell/>
          <table:table-cell table:formula="of:=[.A14]*1000" office:value-type="float" office:value="-125.36676523812" calcext:value-type="float">
            <text:p>-125.3667652381</text:p>
          </table:table-cell>
          <table:table-cell table:formula="of:=[.B14]*1000" office:value-type="float" office:value="-344.504306967186" calcext:value-type="float">
            <text:p>-344.5043069672</text:p>
          </table:table-cell>
          <table:table-cell/>
          <table:table-cell table:formula="of:=[.D14]-[.$D$46]" office:value-type="float" office:value="-7.5736604001663" calcext:value-type="float">
            <text:p>-7.5736604002</text:p>
          </table:table-cell>
          <table:table-cell table:formula="of:=[.E14]-[.$E$46]" office:value-type="float" office:value="3.49367336730336" calcext:value-type="float">
            <text:p>3.4936733673</text:p>
          </table:table-cell>
        </table:table-row>
        <table:table-row table:style-name="ro1">
          <table:table-cell office:value-type="float" office:value="-0.119771075741616" calcext:value-type="float">
            <text:p>-0.1197710757</text:p>
          </table:table-cell>
          <table:table-cell office:value-type="float" office:value="-0.321976699956966" calcext:value-type="float">
            <text:p>-0.3219767</text:p>
          </table:table-cell>
          <table:table-cell/>
          <table:table-cell table:formula="of:=[.A15]*1000" office:value-type="float" office:value="-119.771075741616" calcext:value-type="float">
            <text:p>-119.7710757416</text:p>
          </table:table-cell>
          <table:table-cell table:formula="of:=[.B15]*1000" office:value-type="float" office:value="-321.976699956966" calcext:value-type="float">
            <text:p>-321.976699957</text:p>
          </table:table-cell>
          <table:table-cell/>
          <table:table-cell table:formula="of:=[.D15]-[.$D$46]" office:value-type="float" office:value="-1.97797090366254" calcext:value-type="float">
            <text:p>-1.9779709037</text:p>
          </table:table-cell>
          <table:table-cell table:formula="of:=[.E15]-[.$E$46]" office:value-type="float" office:value="26.0212803775235" calcext:value-type="float">
            <text:p>26.0212803775</text:p>
          </table:table-cell>
        </table:table-row>
        <table:table-row table:style-name="ro1">
          <table:table-cell office:value-type="float" office:value="-0.114999586831725" calcext:value-type="float">
            <text:p>-0.1149995868</text:p>
          </table:table-cell>
          <table:table-cell office:value-type="float" office:value="-0.378614528017723" calcext:value-type="float">
            <text:p>-0.378614528</text:p>
          </table:table-cell>
          <table:table-cell/>
          <table:table-cell table:formula="of:=[.A16]*1000" office:value-type="float" office:value="-114.999586831725" calcext:value-type="float">
            <text:p>-114.9995868317</text:p>
          </table:table-cell>
          <table:table-cell table:formula="of:=[.B16]*1000" office:value-type="float" office:value="-378.614528017723" calcext:value-type="float">
            <text:p>-378.6145280177</text:p>
          </table:table-cell>
          <table:table-cell/>
          <table:table-cell table:formula="of:=[.D16]-[.$D$46]" office:value-type="float" office:value="2.79351800622828" calcext:value-type="float">
            <text:p>2.7935180062</text:p>
          </table:table-cell>
          <table:table-cell table:formula="of:=[.E16]-[.$E$46]" office:value-type="float" office:value="-30.6165476832329" calcext:value-type="float">
            <text:p>-30.6165476832</text:p>
          </table:table-cell>
        </table:table-row>
        <table:table-row table:style-name="ro1">
          <table:table-cell office:value-type="float" office:value="-0.118045889325305" calcext:value-type="float">
            <text:p>-0.1180458893</text:p>
          </table:table-cell>
          <table:table-cell office:value-type="float" office:value="-0.375921948311188" calcext:value-type="float">
            <text:p>-0.3759219483</text:p>
          </table:table-cell>
          <table:table-cell/>
          <table:table-cell table:formula="of:=[.A17]*1000" office:value-type="float" office:value="-118.045889325305" calcext:value-type="float">
            <text:p>-118.0458893253</text:p>
          </table:table-cell>
          <table:table-cell table:formula="of:=[.B17]*1000" office:value-type="float" office:value="-375.921948311188" calcext:value-type="float">
            <text:p>-375.9219483112</text:p>
          </table:table-cell>
          <table:table-cell/>
          <table:table-cell table:formula="of:=[.D17]-[.$D$46]" office:value-type="float" office:value="-0.252784487351349" calcext:value-type="float">
            <text:p>-0.2527844874</text:p>
          </table:table-cell>
          <table:table-cell table:formula="of:=[.E17]-[.$E$46]" office:value-type="float" office:value="-27.9239679766979" calcext:value-type="float">
            <text:p>-27.9239679767</text:p>
          </table:table-cell>
        </table:table-row>
        <table:table-row table:style-name="ro1">
          <table:table-cell office:value-type="float" office:value="-0.124528897304947" calcext:value-type="float">
            <text:p>-0.1245288973</text:p>
          </table:table-cell>
          <table:table-cell office:value-type="float" office:value="-0.343613220750617" calcext:value-type="float">
            <text:p>-0.3436132208</text:p>
          </table:table-cell>
          <table:table-cell/>
          <table:table-cell table:formula="of:=[.A18]*1000" office:value-type="float" office:value="-124.528897304947" calcext:value-type="float">
            <text:p>-124.5288973049</text:p>
          </table:table-cell>
          <table:table-cell table:formula="of:=[.B18]*1000" office:value-type="float" office:value="-343.613220750617" calcext:value-type="float">
            <text:p>-343.6132207506</text:p>
          </table:table-cell>
          <table:table-cell/>
          <table:table-cell table:formula="of:=[.D18]-[.$D$46]" office:value-type="float" office:value="-6.73579246699319" calcext:value-type="float">
            <text:p>-6.735792467</text:p>
          </table:table-cell>
          <table:table-cell table:formula="of:=[.E18]-[.$E$46]" office:value-type="float" office:value="4.38475958387301" calcext:value-type="float">
            <text:p>4.3847595839</text:p>
          </table:table-cell>
        </table:table-row>
        <table:table-row table:style-name="ro1">
          <table:table-cell office:value-type="float" office:value="-0.116613084038234" calcext:value-type="float">
            <text:p>-0.116613084</text:p>
          </table:table-cell>
          <table:table-cell office:value-type="float" office:value="-0.342914582931065" calcext:value-type="float">
            <text:p>-0.3429145829</text:p>
          </table:table-cell>
          <table:table-cell/>
          <table:table-cell table:formula="of:=[.A19]*1000" office:value-type="float" office:value="-116.613084038234" calcext:value-type="float">
            <text:p>-116.6130840382</text:p>
          </table:table-cell>
          <table:table-cell table:formula="of:=[.B19]*1000" office:value-type="float" office:value="-342.914582931065" calcext:value-type="float">
            <text:p>-342.9145829311</text:p>
          </table:table-cell>
          <table:table-cell/>
          <table:table-cell table:formula="of:=[.D19]-[.$D$46]" office:value-type="float" office:value="1.18002079971942" calcext:value-type="float">
            <text:p>1.1800207997</text:p>
          </table:table-cell>
          <table:table-cell table:formula="of:=[.E19]-[.$E$46]" office:value-type="float" office:value="5.08339740342456" calcext:value-type="float">
            <text:p>5.0833974034</text:p>
          </table:table-cell>
        </table:table-row>
        <table:table-row table:style-name="ro1">
          <table:table-cell office:value-type="float" office:value="-0.119653081711274" calcext:value-type="float">
            <text:p>-0.1196530817</text:p>
          </table:table-cell>
          <table:table-cell office:value-type="float" office:value="-0.322912507439393" calcext:value-type="float">
            <text:p>-0.3229125074</text:p>
          </table:table-cell>
          <table:table-cell/>
          <table:table-cell table:formula="of:=[.A20]*1000" office:value-type="float" office:value="-119.653081711274" calcext:value-type="float">
            <text:p>-119.6530817113</text:p>
          </table:table-cell>
          <table:table-cell table:formula="of:=[.B20]*1000" office:value-type="float" office:value="-322.912507439393" calcext:value-type="float">
            <text:p>-322.9125074394</text:p>
          </table:table-cell>
          <table:table-cell/>
          <table:table-cell table:formula="of:=[.D20]-[.$D$46]" office:value-type="float" office:value="-1.85997687332001" calcext:value-type="float">
            <text:p>-1.8599768733</text:p>
          </table:table-cell>
          <table:table-cell table:formula="of:=[.E20]-[.$E$46]" office:value-type="float" office:value="25.0854728950966" calcext:value-type="float">
            <text:p>25.0854728951</text:p>
          </table:table-cell>
        </table:table-row>
        <table:table-row table:style-name="ro1">
          <table:table-cell office:value-type="float" office:value="-0.104677167776331" calcext:value-type="float">
            <text:p>-0.1046771678</text:p>
          </table:table-cell>
          <table:table-cell office:value-type="float" office:value="-0.323124993113392" calcext:value-type="float">
            <text:p>-0.3231249931</text:p>
          </table:table-cell>
          <table:table-cell/>
          <table:table-cell table:formula="of:=[.A21]*1000" office:value-type="float" office:value="-104.677167776331" calcext:value-type="float">
            <text:p>-104.6771677763</text:p>
          </table:table-cell>
          <table:table-cell table:formula="of:=[.B21]*1000" office:value-type="float" office:value="-323.124993113392" calcext:value-type="float">
            <text:p>-323.1249931134</text:p>
          </table:table-cell>
          <table:table-cell/>
          <table:table-cell table:formula="of:=[.D21]-[.$D$46]" office:value-type="float" office:value="13.1159370616221" calcext:value-type="float">
            <text:p>13.1159370616</text:p>
          </table:table-cell>
          <table:table-cell table:formula="of:=[.E21]-[.$E$46]" office:value-type="float" office:value="24.8729872210974" calcext:value-type="float">
            <text:p>24.8729872211</text:p>
          </table:table-cell>
        </table:table-row>
        <table:table-row table:style-name="ro1">
          <table:table-cell office:value-type="float" office:value="-0.0896273933771533" calcext:value-type="float">
            <text:p>-0.0896273934</text:p>
          </table:table-cell>
          <table:table-cell office:value-type="float" office:value="-0.32310511771513" calcext:value-type="float">
            <text:p>-0.3231051177</text:p>
          </table:table-cell>
          <table:table-cell/>
          <table:table-cell table:formula="of:=[.A22]*1000" office:value-type="float" office:value="-89.6273933771533" calcext:value-type="float">
            <text:p>-89.6273933772</text:p>
          </table:table-cell>
          <table:table-cell table:formula="of:=[.B22]*1000" office:value-type="float" office:value="-323.10511771513" calcext:value-type="float">
            <text:p>-323.1051177151</text:p>
          </table:table-cell>
          <table:table-cell/>
          <table:table-cell table:formula="of:=[.D22]-[.$D$46]" office:value-type="float" office:value="28.1657114608003" calcext:value-type="float">
            <text:p>28.1657114608</text:p>
          </table:table-cell>
          <table:table-cell table:formula="of:=[.E22]-[.$E$46]" office:value-type="float" office:value="24.89286261936" calcext:value-type="float">
            <text:p>24.8928626194</text:p>
          </table:table-cell>
        </table:table-row>
        <table:table-row table:style-name="ro1">
          <table:table-cell office:value-type="float" office:value="-0.117809400194026" calcext:value-type="float">
            <text:p>-0.1178094002</text:p>
          </table:table-cell>
          <table:table-cell office:value-type="float" office:value="-0.372312811606318" calcext:value-type="float">
            <text:p>-0.3723128116</text:p>
          </table:table-cell>
          <table:table-cell/>
          <table:table-cell table:formula="of:=[.A23]*1000" office:value-type="float" office:value="-117.809400194026" calcext:value-type="float">
            <text:p>-117.809400194</text:p>
          </table:table-cell>
          <table:table-cell table:formula="of:=[.B23]*1000" office:value-type="float" office:value="-372.312811606318" calcext:value-type="float">
            <text:p>-372.3128116063</text:p>
          </table:table-cell>
          <table:table-cell/>
          <table:table-cell table:formula="of:=[.D23]-[.$D$46]" office:value-type="float" office:value="-0.0162953560729306" calcext:value-type="float">
            <text:p>-0.0162953561</text:p>
          </table:table-cell>
          <table:table-cell table:formula="of:=[.E23]-[.$E$46]" office:value-type="float" office:value="-24.3148312718286" calcext:value-type="float">
            <text:p>-24.3148312718</text:p>
          </table:table-cell>
        </table:table-row>
        <table:table-row table:style-name="ro1">
          <table:table-cell office:value-type="float" office:value="-0.121340723196399" calcext:value-type="float">
            <text:p>-0.1213407232</text:p>
          </table:table-cell>
          <table:table-cell office:value-type="float" office:value="-0.343836910330243" calcext:value-type="float">
            <text:p>-0.3438369103</text:p>
          </table:table-cell>
          <table:table-cell/>
          <table:table-cell table:formula="of:=[.A24]*1000" office:value-type="float" office:value="-121.340723196399" calcext:value-type="float">
            <text:p>-121.3407231964</text:p>
          </table:table-cell>
          <table:table-cell table:formula="of:=[.B24]*1000" office:value-type="float" office:value="-343.836910330243" calcext:value-type="float">
            <text:p>-343.8369103302</text:p>
          </table:table-cell>
          <table:table-cell/>
          <table:table-cell table:formula="of:=[.D24]-[.$D$46]" office:value-type="float" office:value="-3.54761835844585" calcext:value-type="float">
            <text:p>-3.5476183584</text:p>
          </table:table-cell>
          <table:table-cell table:formula="of:=[.E24]-[.$E$46]" office:value-type="float" office:value="4.16107000424711" calcext:value-type="float">
            <text:p>4.1610700042</text:p>
          </table:table-cell>
        </table:table-row>
        <table:table-row table:style-name="ro1">
          <table:table-cell office:value-type="float" office:value="-0.121458627676416" calcext:value-type="float">
            <text:p>-0.1214586277</text:p>
          </table:table-cell>
          <table:table-cell office:value-type="float" office:value="-0.343849967473626" calcext:value-type="float">
            <text:p>-0.3438499675</text:p>
          </table:table-cell>
          <table:table-cell/>
          <table:table-cell table:formula="of:=[.A25]*1000" office:value-type="float" office:value="-121.458627676416" calcext:value-type="float">
            <text:p>-121.4586276764</text:p>
          </table:table-cell>
          <table:table-cell table:formula="of:=[.B25]*1000" office:value-type="float" office:value="-343.849967473626" calcext:value-type="float">
            <text:p>-343.8499674736</text:p>
          </table:table-cell>
          <table:table-cell/>
          <table:table-cell table:formula="of:=[.D25]-[.$D$46]" office:value-type="float" office:value="-3.66552283846273" calcext:value-type="float">
            <text:p>-3.6655228385</text:p>
          </table:table-cell>
          <table:table-cell table:formula="of:=[.E25]-[.$E$46]" office:value-type="float" office:value="4.14801286086396" calcext:value-type="float">
            <text:p>4.1480128609</text:p>
          </table:table-cell>
        </table:table-row>
        <table:table-row table:style-name="ro1">
          <table:table-cell office:value-type="float" office:value="-0.121887638769347" calcext:value-type="float">
            <text:p>-0.1218876388</text:p>
          </table:table-cell>
          <table:table-cell office:value-type="float" office:value="-0.330158359432831" calcext:value-type="float">
            <text:p>-0.3301583594</text:p>
          </table:table-cell>
          <table:table-cell/>
          <table:table-cell table:formula="of:=[.A26]*1000" office:value-type="float" office:value="-121.887638769347" calcext:value-type="float">
            <text:p>-121.8876387693</text:p>
          </table:table-cell>
          <table:table-cell table:formula="of:=[.B26]*1000" office:value-type="float" office:value="-330.158359432831" calcext:value-type="float">
            <text:p>-330.1583594328</text:p>
          </table:table-cell>
          <table:table-cell/>
          <table:table-cell table:formula="of:=[.D26]-[.$D$46]" office:value-type="float" office:value="-4.0945339313937" calcext:value-type="float">
            <text:p>-4.0945339314</text:p>
          </table:table-cell>
          <table:table-cell table:formula="of:=[.E26]-[.$E$46]" office:value-type="float" office:value="17.8396209016588" calcext:value-type="float">
            <text:p>17.8396209017</text:p>
          </table:table-cell>
        </table:table-row>
        <table:table-row table:style-name="ro1">
          <table:table-cell office:value-type="float" office:value="-0.106583941709235" calcext:value-type="float">
            <text:p>-0.1065839417</text:p>
          </table:table-cell>
          <table:table-cell office:value-type="float" office:value="-0.315284758686486" calcext:value-type="float">
            <text:p>-0.3152847587</text:p>
          </table:table-cell>
          <table:table-cell/>
          <table:table-cell table:formula="of:=[.A27]*1000" office:value-type="float" office:value="-106.583941709235" calcext:value-type="float">
            <text:p>-106.5839417092</text:p>
          </table:table-cell>
          <table:table-cell table:formula="of:=[.B27]*1000" office:value-type="float" office:value="-315.284758686486" calcext:value-type="float">
            <text:p>-315.2847586865</text:p>
          </table:table-cell>
          <table:table-cell/>
          <table:table-cell table:formula="of:=[.D27]-[.$D$46]" office:value-type="float" office:value="11.2091631287181" calcext:value-type="float">
            <text:p>11.2091631287</text:p>
          </table:table-cell>
          <table:table-cell table:formula="of:=[.E27]-[.$E$46]" office:value-type="float" office:value="32.7132216480037" calcext:value-type="float">
            <text:p>32.713221648</text:p>
          </table:table-cell>
        </table:table-row>
        <table:table-row table:style-name="ro1">
          <table:table-cell office:value-type="float" office:value="-0.120267820879459" calcext:value-type="float">
            <text:p>-0.1202678209</text:p>
          </table:table-cell>
          <table:table-cell office:value-type="float" office:value="-0.330336582257402" calcext:value-type="float">
            <text:p>-0.3303365823</text:p>
          </table:table-cell>
          <table:table-cell/>
          <table:table-cell table:formula="of:=[.A28]*1000" office:value-type="float" office:value="-120.267820879459" calcext:value-type="float">
            <text:p>-120.2678208795</text:p>
          </table:table-cell>
          <table:table-cell table:formula="of:=[.B28]*1000" office:value-type="float" office:value="-330.336582257402" calcext:value-type="float">
            <text:p>-330.3365822574</text:p>
          </table:table-cell>
          <table:table-cell/>
          <table:table-cell table:formula="of:=[.D28]-[.$D$46]" office:value-type="float" office:value="-2.47471604150525" calcext:value-type="float">
            <text:p>-2.4747160415</text:p>
          </table:table-cell>
          <table:table-cell table:formula="of:=[.E28]-[.$E$46]" office:value-type="float" office:value="17.6613980770881" calcext:value-type="float">
            <text:p>17.6613980771</text:p>
          </table:table-cell>
        </table:table-row>
        <table:table-row table:style-name="ro1">
          <table:table-cell office:value-type="float" office:value="-0.117616521156159" calcext:value-type="float">
            <text:p>-0.1176165212</text:p>
          </table:table-cell>
          <table:table-cell office:value-type="float" office:value="-0.370738676565582" calcext:value-type="float">
            <text:p>-0.3707386766</text:p>
          </table:table-cell>
          <table:table-cell/>
          <table:table-cell table:formula="of:=[.A29]*1000" office:value-type="float" office:value="-117.616521156159" calcext:value-type="float">
            <text:p>-117.6165211562</text:p>
          </table:table-cell>
          <table:table-cell table:formula="of:=[.B29]*1000" office:value-type="float" office:value="-370.738676565582" calcext:value-type="float">
            <text:p>-370.7386765656</text:p>
          </table:table-cell>
          <table:table-cell/>
          <table:table-cell table:formula="of:=[.D29]-[.$D$46]" office:value-type="float" office:value="0.176583681794654" calcext:value-type="float">
            <text:p>0.1765836818</text:p>
          </table:table-cell>
          <table:table-cell table:formula="of:=[.E29]-[.$E$46]" office:value-type="float" office:value="-22.7406962310926" calcext:value-type="float">
            <text:p>-22.7406962311</text:p>
          </table:table-cell>
        </table:table-row>
        <table:table-row table:style-name="ro1">
          <table:table-cell office:value-type="float" office:value="-0.11568992996101" calcext:value-type="float">
            <text:p>-0.11568993</text:p>
          </table:table-cell>
          <table:table-cell office:value-type="float" office:value="-0.331322182942898" calcext:value-type="float">
            <text:p>-0.3313221829</text:p>
          </table:table-cell>
          <table:table-cell/>
          <table:table-cell table:formula="of:=[.A30]*1000" office:value-type="float" office:value="-115.68992996101" calcext:value-type="float">
            <text:p>-115.689929961</text:p>
          </table:table-cell>
          <table:table-cell table:formula="of:=[.B30]*1000" office:value-type="float" office:value="-331.322182942898" calcext:value-type="float">
            <text:p>-331.3221829429</text:p>
          </table:table-cell>
          <table:table-cell/>
          <table:table-cell table:formula="of:=[.D30]-[.$D$46]" office:value-type="float" office:value="2.10317487694341" calcext:value-type="float">
            <text:p>2.1031748769</text:p>
          </table:table-cell>
          <table:table-cell table:formula="of:=[.E30]-[.$E$46]" office:value-type="float" office:value="16.6757973915921" calcext:value-type="float">
            <text:p>16.6757973916</text:p>
          </table:table-cell>
        </table:table-row>
        <table:table-row table:style-name="ro1">
          <table:table-cell office:value-type="float" office:value="-0.129094798947997" calcext:value-type="float">
            <text:p>-0.1290947989</text:p>
          </table:table-cell>
          <table:table-cell office:value-type="float" office:value="-0.370403801341179" calcext:value-type="float">
            <text:p>-0.3704038013</text:p>
          </table:table-cell>
          <table:table-cell/>
          <table:table-cell table:formula="of:=[.A31]*1000" office:value-type="float" office:value="-129.094798947997" calcext:value-type="float">
            <text:p>-129.094798948</text:p>
          </table:table-cell>
          <table:table-cell table:formula="of:=[.B31]*1000" office:value-type="float" office:value="-370.403801341179" calcext:value-type="float">
            <text:p>-370.4038013412</text:p>
          </table:table-cell>
          <table:table-cell/>
          <table:table-cell table:formula="of:=[.D31]-[.$D$46]" office:value-type="float" office:value="-11.3016941100437" calcext:value-type="float">
            <text:p>-11.30169411</text:p>
          </table:table-cell>
          <table:table-cell table:formula="of:=[.E31]-[.$E$46]" office:value-type="float" office:value="-22.4058210066892" calcext:value-type="float">
            <text:p>-22.4058210067</text:p>
          </table:table-cell>
        </table:table-row>
        <table:table-row table:style-name="ro1">
          <table:table-cell office:value-type="float" office:value="-0.119513389474772" calcext:value-type="float">
            <text:p>-0.1195133895</text:p>
          </table:table-cell>
          <table:table-cell office:value-type="float" office:value="-0.344786859273912" calcext:value-type="float">
            <text:p>-0.3447868593</text:p>
          </table:table-cell>
          <table:table-cell/>
          <table:table-cell table:formula="of:=[.A32]*1000" office:value-type="float" office:value="-119.513389474772" calcext:value-type="float">
            <text:p>-119.5133894748</text:p>
          </table:table-cell>
          <table:table-cell table:formula="of:=[.B32]*1000" office:value-type="float" office:value="-344.786859273912" calcext:value-type="float">
            <text:p>-344.7868592739</text:p>
          </table:table-cell>
          <table:table-cell/>
          <table:table-cell table:formula="of:=[.D32]-[.$D$46]" office:value-type="float" office:value="-1.72028463681875" calcext:value-type="float">
            <text:p>-1.7202846368</text:p>
          </table:table-cell>
          <table:table-cell table:formula="of:=[.E32]-[.$E$46]" office:value-type="float" office:value="3.21112106057751" calcext:value-type="float">
            <text:p>3.2111210606</text:p>
          </table:table-cell>
        </table:table-row>
        <table:table-row table:style-name="ro1">
          <table:table-cell office:value-type="float" office:value="-0.117745089206021" calcext:value-type="float">
            <text:p>-0.1177450892</text:p>
          </table:table-cell>
          <table:table-cell office:value-type="float" office:value="-0.37841194442341" calcext:value-type="float">
            <text:p>-0.3784119444</text:p>
          </table:table-cell>
          <table:table-cell/>
          <table:table-cell table:formula="of:=[.A33]*1000" office:value-type="float" office:value="-117.745089206021" calcext:value-type="float">
            <text:p>-117.745089206</text:p>
          </table:table-cell>
          <table:table-cell table:formula="of:=[.B33]*1000" office:value-type="float" office:value="-378.41194442341" calcext:value-type="float">
            <text:p>-378.4119444234</text:p>
          </table:table-cell>
          <table:table-cell/>
          <table:table-cell table:formula="of:=[.D33]-[.$D$46]" office:value-type="float" office:value="0.0480156319327563" calcext:value-type="float">
            <text:p>0.0480156319</text:p>
          </table:table-cell>
          <table:table-cell table:formula="of:=[.E33]-[.$E$46]" office:value-type="float" office:value="-30.4139640889203" calcext:value-type="float">
            <text:p>-30.4139640889</text:p>
          </table:table-cell>
        </table:table-row>
        <table:table-row table:style-name="ro1">
          <table:table-cell office:value-type="float" office:value="-0.122863652656111" calcext:value-type="float">
            <text:p>-0.1228636527</text:p>
          </table:table-cell>
          <table:table-cell office:value-type="float" office:value="-0.343641811900943" calcext:value-type="float">
            <text:p>-0.3436418119</text:p>
          </table:table-cell>
          <table:table-cell/>
          <table:table-cell table:formula="of:=[.A34]*1000" office:value-type="float" office:value="-122.863652656111" calcext:value-type="float">
            <text:p>-122.8636526561</text:p>
          </table:table-cell>
          <table:table-cell table:formula="of:=[.B34]*1000" office:value-type="float" office:value="-343.641811900943" calcext:value-type="float">
            <text:p>-343.6418119009</text:p>
          </table:table-cell>
          <table:table-cell/>
          <table:table-cell table:formula="of:=[.D34]-[.$D$46]" office:value-type="float" office:value="-5.07054781815718" calcext:value-type="float">
            <text:p>-5.0705478182</text:p>
          </table:table-cell>
          <table:table-cell table:formula="of:=[.E34]-[.$E$46]" office:value-type="float" office:value="4.35616843354666" calcext:value-type="float">
            <text:p>4.3561684335</text:p>
          </table:table-cell>
        </table:table-row>
        <table:table-row table:style-name="ro1">
          <table:table-cell office:value-type="float" office:value="-0.125195965304328" calcext:value-type="float">
            <text:p>-0.1251959653</text:p>
          </table:table-cell>
          <table:table-cell office:value-type="float" office:value="-0.344711295454543" calcext:value-type="float">
            <text:p>-0.3447112955</text:p>
          </table:table-cell>
          <table:table-cell/>
          <table:table-cell table:formula="of:=[.A35]*1000" office:value-type="float" office:value="-125.195965304328" calcext:value-type="float">
            <text:p>-125.1959653043</text:p>
          </table:table-cell>
          <table:table-cell table:formula="of:=[.B35]*1000" office:value-type="float" office:value="-344.711295454543" calcext:value-type="float">
            <text:p>-344.7112954545</text:p>
          </table:table-cell>
          <table:table-cell/>
          <table:table-cell table:formula="of:=[.D35]-[.$D$46]" office:value-type="float" office:value="-7.40286046637451" calcext:value-type="float">
            <text:p>-7.4028604664</text:p>
          </table:table-cell>
          <table:table-cell table:formula="of:=[.E35]-[.$E$46]" office:value-type="float" office:value="3.28668487994639" calcext:value-type="float">
            <text:p>3.2866848799</text:p>
          </table:table-cell>
        </table:table-row>
        <table:table-row table:style-name="ro1">
          <table:table-cell office:value-type="float" office:value="-0.119112517818771" calcext:value-type="float">
            <text:p>-0.1191125178</text:p>
          </table:table-cell>
          <table:table-cell office:value-type="float" office:value="-0.369937654725435" calcext:value-type="float">
            <text:p>-0.3699376547</text:p>
          </table:table-cell>
          <table:table-cell/>
          <table:table-cell table:formula="of:=[.A36]*1000" office:value-type="float" office:value="-119.112517818771" calcext:value-type="float">
            <text:p>-119.1125178188</text:p>
          </table:table-cell>
          <table:table-cell table:formula="of:=[.B36]*1000" office:value-type="float" office:value="-369.937654725435" calcext:value-type="float">
            <text:p>-369.9376547254</text:p>
          </table:table-cell>
          <table:table-cell/>
          <table:table-cell table:formula="of:=[.D36]-[.$D$46]" office:value-type="float" office:value="-1.31941298081698" calcext:value-type="float">
            <text:p>-1.3194129808</text:p>
          </table:table-cell>
          <table:table-cell table:formula="of:=[.E36]-[.$E$46]" office:value-type="float" office:value="-21.939674390945" calcext:value-type="float">
            <text:p>-21.9396743909</text:p>
          </table:table-cell>
        </table:table-row>
        <table:table-row table:style-name="ro1">
          <table:table-cell office:value-type="float" office:value="-0.12040831943932" calcext:value-type="float">
            <text:p>-0.1204083194</text:p>
          </table:table-cell>
          <table:table-cell office:value-type="float" office:value="-0.34466791184122" calcext:value-type="float">
            <text:p>-0.3446679118</text:p>
          </table:table-cell>
          <table:table-cell/>
          <table:table-cell table:formula="of:=[.A37]*1000" office:value-type="float" office:value="-120.40831943932" calcext:value-type="float">
            <text:p>-120.4083194393</text:p>
          </table:table-cell>
          <table:table-cell table:formula="of:=[.B37]*1000" office:value-type="float" office:value="-344.66791184122" calcext:value-type="float">
            <text:p>-344.6679118412</text:p>
          </table:table-cell>
          <table:table-cell/>
          <table:table-cell table:formula="of:=[.D37]-[.$D$46]" office:value-type="float" office:value="-2.61521460136602" calcext:value-type="float">
            <text:p>-2.6152146014</text:p>
          </table:table-cell>
          <table:table-cell table:formula="of:=[.E37]-[.$E$46]" office:value-type="float" office:value="3.33006849327023" calcext:value-type="float">
            <text:p>3.3300684933</text:p>
          </table:table-cell>
        </table:table-row>
        <table:table-row table:style-name="ro1">
          <table:table-cell office:value-type="float" office:value="-0.120204917485539" calcext:value-type="float">
            <text:p>-0.1202049175</text:p>
          </table:table-cell>
          <table:table-cell office:value-type="float" office:value="-0.32896611207272" calcext:value-type="float">
            <text:p>-0.3289661121</text:p>
          </table:table-cell>
          <table:table-cell/>
          <table:table-cell table:formula="of:=[.A38]*1000" office:value-type="float" office:value="-120.204917485539" calcext:value-type="float">
            <text:p>-120.2049174855</text:p>
          </table:table-cell>
          <table:table-cell table:formula="of:=[.B38]*1000" office:value-type="float" office:value="-328.96611207272" calcext:value-type="float">
            <text:p>-328.9661120727</text:p>
          </table:table-cell>
          <table:table-cell/>
          <table:table-cell table:formula="of:=[.D38]-[.$D$46]" office:value-type="float" office:value="-2.41181264758566" calcext:value-type="float">
            <text:p>-2.4118126476</text:p>
          </table:table-cell>
          <table:table-cell table:formula="of:=[.E38]-[.$E$46]" office:value-type="float" office:value="19.0318682617696" calcext:value-type="float">
            <text:p>19.0318682618</text:p>
          </table:table-cell>
        </table:table-row>
        <table:table-row table:style-name="ro1">
          <table:table-cell office:value-type="float" office:value="-0.116865291710248" calcext:value-type="float">
            <text:p>-0.1168652917</text:p>
          </table:table-cell>
          <table:table-cell office:value-type="float" office:value="-0.369595036282089" calcext:value-type="float">
            <text:p>-0.3695950363</text:p>
          </table:table-cell>
          <table:table-cell/>
          <table:table-cell table:formula="of:=[.A39]*1000" office:value-type="float" office:value="-116.865291710248" calcext:value-type="float">
            <text:p>-116.8652917102</text:p>
          </table:table-cell>
          <table:table-cell table:formula="of:=[.B39]*1000" office:value-type="float" office:value="-369.595036282089" calcext:value-type="float">
            <text:p>-369.5950362821</text:p>
          </table:table-cell>
          <table:table-cell/>
          <table:table-cell table:formula="of:=[.D39]-[.$D$46]" office:value-type="float" office:value="0.927813127705647" calcext:value-type="float">
            <text:p>0.9278131277</text:p>
          </table:table-cell>
          <table:table-cell table:formula="of:=[.E39]-[.$E$46]" office:value-type="float" office:value="-21.5970559475991" calcext:value-type="float">
            <text:p>-21.5970559476</text:p>
          </table:table-cell>
        </table:table-row>
        <table:table-row table:style-name="ro1">
          <table:table-cell office:value-type="float" office:value="-0.101877553173736" calcext:value-type="float">
            <text:p>-0.1018775532</text:p>
          </table:table-cell>
          <table:table-cell office:value-type="float" office:value="-0.384629545300762" calcext:value-type="float">
            <text:p>-0.3846295453</text:p>
          </table:table-cell>
          <table:table-cell/>
          <table:table-cell table:formula="of:=[.A40]*1000" office:value-type="float" office:value="-101.877553173736" calcext:value-type="float">
            <text:p>-101.8775531737</text:p>
          </table:table-cell>
          <table:table-cell table:formula="of:=[.B40]*1000" office:value-type="float" office:value="-384.629545300762" calcext:value-type="float">
            <text:p>-384.6295453008</text:p>
          </table:table-cell>
          <table:table-cell/>
          <table:table-cell table:formula="of:=[.D40]-[.$D$46]" office:value-type="float" office:value="15.9155516642173" calcext:value-type="float">
            <text:p>15.9155516642</text:p>
          </table:table-cell>
          <table:table-cell table:formula="of:=[.E40]-[.$E$46]" office:value-type="float" office:value="-36.631564966272" calcext:value-type="float">
            <text:p>-36.6315649663</text:p>
          </table:table-cell>
        </table:table-row>
        <table:table-row table:style-name="ro1">
          <table:table-cell office:value-type="float" office:value="-0.120985233237877" calcext:value-type="float">
            <text:p>-0.1209852332</text:p>
          </table:table-cell>
          <table:table-cell office:value-type="float" office:value="-0.377977607129633" calcext:value-type="float">
            <text:p>-0.3779776071</text:p>
          </table:table-cell>
          <table:table-cell/>
          <table:table-cell table:formula="of:=[.A41]*1000" office:value-type="float" office:value="-120.985233237877" calcext:value-type="float">
            <text:p>-120.9852332379</text:p>
          </table:table-cell>
          <table:table-cell table:formula="of:=[.B41]*1000" office:value-type="float" office:value="-377.977607129633" calcext:value-type="float">
            <text:p>-377.9776071296</text:p>
          </table:table-cell>
          <table:table-cell/>
          <table:table-cell table:formula="of:=[.D41]-[.$D$46]" office:value-type="float" office:value="-3.19212839992342" calcext:value-type="float">
            <text:p>-3.1921283999</text:p>
          </table:table-cell>
          <table:table-cell table:formula="of:=[.E41]-[.$E$46]" office:value-type="float" office:value="-29.9796267951434" calcext:value-type="float">
            <text:p>-29.9796267951</text:p>
          </table:table-cell>
        </table:table-row>
        <table:table-row table:style-name="ro1">
          <table:table-cell office:value-type="float" office:value="-0.121465573032696" calcext:value-type="float">
            <text:p>-0.121465573</text:p>
          </table:table-cell>
          <table:table-cell office:value-type="float" office:value="-0.378581376258755" calcext:value-type="float">
            <text:p>-0.3785813763</text:p>
          </table:table-cell>
          <table:table-cell/>
          <table:table-cell table:formula="of:=[.A42]*1000" office:value-type="float" office:value="-121.465573032696" calcext:value-type="float">
            <text:p>-121.4655730327</text:p>
          </table:table-cell>
          <table:table-cell table:formula="of:=[.B42]*1000" office:value-type="float" office:value="-378.581376258755" calcext:value-type="float">
            <text:p>-378.5813762588</text:p>
          </table:table-cell>
          <table:table-cell/>
          <table:table-cell table:formula="of:=[.D42]-[.$D$46]" office:value-type="float" office:value="-3.67246819474242" calcext:value-type="float">
            <text:p>-3.6724681947</text:p>
          </table:table-cell>
          <table:table-cell table:formula="of:=[.E42]-[.$E$46]" office:value-type="float" office:value="-30.5833959242648" calcext:value-type="float">
            <text:p>-30.5833959243</text:p>
          </table:table-cell>
        </table:table-row>
        <table:table-row table:style-name="ro1">
          <table:table-cell office:value-type="float" office:value="-0.117893202479841" calcext:value-type="float">
            <text:p>-0.1178932025</text:p>
          </table:table-cell>
          <table:table-cell office:value-type="float" office:value="-0.346052003863629" calcext:value-type="float">
            <text:p>-0.3460520039</text:p>
          </table:table-cell>
          <table:table-cell/>
          <table:table-cell table:formula="of:=[.A43]*1000" office:value-type="float" office:value="-117.893202479841" calcext:value-type="float">
            <text:p>-117.8932024798</text:p>
          </table:table-cell>
          <table:table-cell table:formula="of:=[.B43]*1000" office:value-type="float" office:value="-346.052003863629" calcext:value-type="float">
            <text:p>-346.0520038636</text:p>
          </table:table-cell>
          <table:table-cell/>
          <table:table-cell table:formula="of:=[.D43]-[.$D$46]" office:value-type="float" office:value="-0.100097641887643" calcext:value-type="float">
            <text:p>-0.1000976419</text:p>
          </table:table-cell>
          <table:table-cell table:formula="of:=[.E43]-[.$E$46]" office:value-type="float" office:value="1.94597647086067" calcext:value-type="float">
            <text:p>1.945976470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3])" office:value-type="float" office:value="-117.793104837954" calcext:value-type="float">
            <text:p>-117.793104838</text:p>
          </table:table-cell>
          <table:table-cell table:formula="of:=AVERAGE([.E4:.E43])" office:value-type="float" office:value="-347.99798033449" calcext:value-type="float">
            <text:p>-347.99798033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01:18.635336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01:35.402027026</dc:date>
    <meta:editing-duration>PT53M31S</meta:editing-duration>
    <meta:editing-cycles>10</meta:editing-cycles>
    <meta:generator>LibreOffice/5.1.6.2$Linux_X86_64 LibreOffice_project/10m0$Build-2</meta:generator>
    <meta:document-statistic meta:table-count="1" meta:cell-count="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569cm" svg:y="1.474cm" svg:width="11.105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3734306133338">
                <text:p>-3.13734306133338</text:p>
                <draw:g>
                  <svg:desc>test2_base_optical_poses.G4:test2_base_optical_poses.G40</svg:desc>
                </draw:g>
              </table:table-cell>
              <table:table-cell office:value-type="float" office:value="2.46584667278603">
                <text:p>2.46584667278603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96920238597389">
                <text:p>-2.96920238597389</text:p>
              </table:table-cell>
              <table:table-cell office:value-type="float" office:value="17.409935482029">
                <text:p>17.40993548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6485497767297">
                <text:p>-0.166485497767297</text:p>
              </table:table-cell>
              <table:table-cell office:value-type="float" office:value="9.68263808929174">
                <text:p>9.68263808929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93394178261774">
                <text:p>-1.93394178261774</text:p>
              </table:table-cell>
              <table:table-cell office:value-type="float" office:value="24.2632381508005">
                <text:p>24.2632381508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2210928826399">
                <text:p>-1.82210928826399</text:p>
              </table:table-cell>
              <table:table-cell office:value-type="float" office:value="39.1663708054541">
                <text:p>39.1663708054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993727567537">
                <text:p>1.39993727567537</text:p>
              </table:table-cell>
              <table:table-cell office:value-type="float" office:value="-21.8274058306266">
                <text:p>-21.8274058306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7400548309658">
                <text:p>0.917400548309658</text:p>
              </table:table-cell>
              <table:table-cell office:value-type="float" office:value="5.13878194298661">
                <text:p>5.13878194298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1537119489261">
                <text:p>0.981537119489261</text:p>
              </table:table-cell>
              <table:table-cell office:value-type="float" office:value="-21.4323062821689">
                <text:p>-21.4323062821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839284557878">
                <text:p>1.02839284557878</text:p>
              </table:table-cell>
              <table:table-cell office:value-type="float" office:value="-6.44213017013703">
                <text:p>-6.44213017013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171794231246">
                <text:p>1.07171794231246</text:p>
              </table:table-cell>
              <table:table-cell office:value-type="float" office:value="8.52673547116757">
                <text:p>8.52673547116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5736604001663">
                <text:p>-7.5736604001663</text:p>
              </table:table-cell>
              <table:table-cell office:value-type="float" office:value="3.49367336730336">
                <text:p>3.49367336730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7797090366254">
                <text:p>-1.97797090366254</text:p>
              </table:table-cell>
              <table:table-cell office:value-type="float" office:value="26.0212803775235">
                <text:p>26.0212803775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351800622828">
                <text:p>2.79351800622828</text:p>
              </table:table-cell>
              <table:table-cell office:value-type="float" office:value="-30.6165476832329">
                <text:p>-30.6165476832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52784487351349">
                <text:p>-0.252784487351349</text:p>
              </table:table-cell>
              <table:table-cell office:value-type="float" office:value="-27.9239679766979">
                <text:p>-27.9239679766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73579246699319">
                <text:p>-6.73579246699319</text:p>
              </table:table-cell>
              <table:table-cell office:value-type="float" office:value="4.38475958387301">
                <text:p>4.38475958387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002079971942">
                <text:p>1.18002079971942</text:p>
              </table:table-cell>
              <table:table-cell office:value-type="float" office:value="5.08339740342456">
                <text:p>5.08339740342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5997687332001">
                <text:p>-1.85997687332001</text:p>
              </table:table-cell>
              <table:table-cell office:value-type="float" office:value="25.0854728950966">
                <text:p>25.0854728950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1159370616221">
                <text:p>13.1159370616221</text:p>
              </table:table-cell>
              <table:table-cell office:value-type="float" office:value="24.8729872210974">
                <text:p>24.8729872210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1657114608003">
                <text:p>28.1657114608003</text:p>
              </table:table-cell>
              <table:table-cell office:value-type="float" office:value="24.89286261936">
                <text:p>24.89286261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62953560729306">
                <text:p>-0.0162953560729306</text:p>
              </table:table-cell>
              <table:table-cell office:value-type="float" office:value="-24.3148312718286">
                <text:p>-24.3148312718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54761835844585">
                <text:p>-3.54761835844585</text:p>
              </table:table-cell>
              <table:table-cell office:value-type="float" office:value="4.16107000424711">
                <text:p>4.161070004247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66552283846273">
                <text:p>-3.66552283846273</text:p>
              </table:table-cell>
              <table:table-cell office:value-type="float" office:value="4.14801286086396">
                <text:p>4.14801286086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0945339313937">
                <text:p>-4.0945339313937</text:p>
              </table:table-cell>
              <table:table-cell office:value-type="float" office:value="17.8396209016588">
                <text:p>17.8396209016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091631287181">
                <text:p>11.2091631287181</text:p>
              </table:table-cell>
              <table:table-cell office:value-type="float" office:value="32.7132216480037">
                <text:p>32.7132216480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7471604150525">
                <text:p>-2.47471604150525</text:p>
              </table:table-cell>
              <table:table-cell office:value-type="float" office:value="17.6613980770881">
                <text:p>17.6613980770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6583681794654">
                <text:p>0.176583681794654</text:p>
              </table:table-cell>
              <table:table-cell office:value-type="float" office:value="-22.7406962310926">
                <text:p>-22.7406962310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317487694341">
                <text:p>2.10317487694341</text:p>
              </table:table-cell>
              <table:table-cell office:value-type="float" office:value="16.6757973915921">
                <text:p>16.6757973915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.3016941100437">
                <text:p>-11.3016941100437</text:p>
              </table:table-cell>
              <table:table-cell office:value-type="float" office:value="-22.4058210066892">
                <text:p>-22.4058210066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2028463681875">
                <text:p>-1.72028463681875</text:p>
              </table:table-cell>
              <table:table-cell office:value-type="float" office:value="3.21112106057751">
                <text:p>3.21112106057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80156319327563">
                <text:p>0.0480156319327563</text:p>
              </table:table-cell>
              <table:table-cell office:value-type="float" office:value="-30.4139640889203">
                <text:p>-30.4139640889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07054781815718">
                <text:p>-5.07054781815718</text:p>
              </table:table-cell>
              <table:table-cell office:value-type="float" office:value="4.35616843354666">
                <text:p>4.35616843354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.40286046637451">
                <text:p>-7.40286046637451</text:p>
              </table:table-cell>
              <table:table-cell office:value-type="float" office:value="3.28668487994639">
                <text:p>3.28668487994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1941298081698">
                <text:p>-1.31941298081698</text:p>
              </table:table-cell>
              <table:table-cell office:value-type="float" office:value="-21.939674390945">
                <text:p>-21.939674390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61521460136602">
                <text:p>-2.61521460136602</text:p>
              </table:table-cell>
              <table:table-cell office:value-type="float" office:value="3.33006849327023">
                <text:p>3.33006849327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41181264758566">
                <text:p>-2.41181264758566</text:p>
              </table:table-cell>
              <table:table-cell office:value-type="float" office:value="19.0318682617696">
                <text:p>19.0318682617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7813127705647">
                <text:p>0.927813127705647</text:p>
              </table:table-cell>
              <table:table-cell office:value-type="float" office:value="-21.5970559475991">
                <text:p>-21.5970559475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9155516642173">
                <text:p>15.9155516642173</text:p>
              </table:table-cell>
              <table:table-cell office:value-type="float" office:value="-36.631564966272">
                <text:p>-36.631564966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